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text:s/></text:span><text:a xlink:href="https://www.geeksforgeeks.org/separate-chaining-collision-handling-technique-in-hashing/"><text:span text:style-name="T2">https://www.geeksforgeeks.org/separate-chaining-collision-handling-technique-in-hashing/</text:span></text:a><text:span text:style-name="T3"/></text:p>
      <text:p text:style-name="P1"><text:span text:style-name="T3">2. Separate chaining on efektiivne, kui kokkup</text:span><text:span text:style-name="T4">õrked on minimaalsed ja lingitud listid on lühikesed.</text:span><text:span text:style-name="T5"><text:s/>Separate chaining vajab lisam</text:span><text:span text:style-name="T6">älu lingitud listide jaoks.</text:span></text:p>
      <text:p text:style-name="P1"><text:span text:style-name="T6">Open addressing toimib hästi, kui tabel on piisavalt hõre ja kokkupõrked on harvad. Kui tabel täitub, aeglustub see märkimisväärselt.</text:span><text:span text:style-name="T7"><text:s/>Open addressing kasutab ainult tabeliruumi, kuid see peab olema suurem, et v</text:span><text:span text:style-name="T8">ältida ülekoormust.</text:span></text:p>
      <text:p text:style-name="P1"><text:span text:style-name="T9">3. Plussid:</text:span></text:p>
      <text:p text:style-name="P1"><text:span text:style-name="T9">1.<text:s text:c="2"/>Tabeli suurus ei pea olema suurem kui andmete arv; kokkup</text:span><text:span text:style-name="T10">õrked lahendatakse lingitud listidega.</text:span></text:p>
      <text:p text:style-name="P1"><text:span text:style-name="T11">2.<text:s/></text:span><text:span text:style-name="T12">Lihtne laiendatavus</text:span><text:span text:style-name="T13">-</text:span><text:span text:style-name="T14"><text:s/>Lisamine on alati võimalik, sest lingitud listid võivad kasvada.</text:span></text:p>
      <text:p text:style-name="P1"><text:span text:style-name="T15">3.<text:s/></text:span><text:span text:style-name="T16">Võtmete ja väärtuste käsitlemine on lihtsam.</text:span></text:p>
      <text:p text:style-name="P1"><text:span text:style-name="T16">Miinused:</text:span></text:p>
      <text:p text:style-name="P1"><text:span text:style-name="T17">1.<text:s/></text:span><text:span text:style-name="T18">Ruumikulu</text:span><text:span text:style-name="T19">-</text:span><text:span text:style-name="T20"><text:s/>Lisamälu on vajalik lingitud listide jaoks, eriti suurte andmete korral.</text:span></text:p>
      <text:p text:style-name="P1"><text:span text:style-name="T21">2.<text:s/></text:span><text:span text:style-name="T22">Kui kokkupõrkeid on palju, võivad lingitud listid muutuda pikkadeks, vähendades efektiivsust.</text:span></text:p>
      <text:p text:style-name="P1"><text:span text:style-name="T23">3.<text:s/></text:span><text:span text:style-name="T24">Implementatsioon on keerukam kui open addressing.</text:span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